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style:style style:name="P13" style:family="paragraph" style:parent-style-name="Standard" style:list-style-name="L13"/>
    <style:style style:name="P14" style:family="paragraph" style:parent-style-name="Standard" style:list-style-name="L14"/>
    <style:style style:name="P15" style:family="paragraph" style:parent-style-name="Standard" style:list-style-name="L15"/>
    <style:style style:name="P16" style:family="paragraph" style:parent-style-name="Standard" style:list-style-name="L16"/>
    <style:style style:name="P17" style:family="paragraph" style:parent-style-name="Standard" style:list-style-name="L17"/>
    <style:style style:name="P18" style:family="paragraph" style:parent-style-name="Standard" style:list-style-name="L18"/>
    <style:style style:name="P19" style:family="paragraph" style:parent-style-name="Standard" style:list-style-name="L19"/>
    <style:style style:name="P20" style:family="paragraph" style:parent-style-name="Standard" style:list-style-name="L20"/>
    <style:style style:name="P21" style:family="paragraph" style:parent-style-name="Standard" style:list-style-name="L21"/>
    <style:style style:name="P22" style:family="paragraph" style:parent-style-name="Standard" style:list-style-name="L22"/>
    <style:style style:name="P23" style:family="paragraph" style:parent-style-name="Standard" style:list-style-name="L23"/>
    <style:style style:name="P24" style:family="paragraph" style:parent-style-name="Standard" style:list-style-name="L24"/>
    <style:style style:name="P25" style:family="paragraph" style:parent-style-name="Standard" style:list-style-name="L25"/>
    <style:style style:name="P26" style:family="paragraph" style:parent-style-name="Standard" style:list-style-name="L26"/>
    <style:style style:name="P27" style:family="paragraph" style:parent-style-name="Standard" style:list-style-name="L27"/>
    <style:style style:name="P28" style:family="paragraph" style:parent-style-name="Standard" style:list-style-name="L28"/>
    <style:style style:name="P29" style:family="paragraph" style:parent-style-name="Standard" style:list-style-name="L29"/>
    <style:style style:name="P30" style:family="paragraph" style:parent-style-name="Standard" style:list-style-name="L30"/>
    <style:style style:name="P31" style:family="paragraph" style:parent-style-name="Standard" style:list-style-name="L31"/>
    <style:style style:name="P32" style:family="paragraph" style:parent-style-name="Standard" style:list-style-name="L32"/>
    <style:style style:name="P33" style:family="paragraph" style:parent-style-name="Standard" style:list-style-name="L33"/>
    <style:style style:name="P34" style:family="paragraph" style:parent-style-name="Standard" style:list-style-name="L34"/>
    <style:style style:name="P35" style:family="paragraph" style:parent-style-name="Standard" style:list-style-name="L35"/>
    <style:style style:name="P36" style:family="paragraph" style:parent-style-name="Standard" style:list-style-name="L36"/>
    <style:style style:name="P37" style:family="paragraph" style:parent-style-name="Standard" style:list-style-name="L37"/>
    <style:style style:name="P38" style:family="paragraph" style:parent-style-name="Standard" style:list-style-name="L38"/>
    <style:style style:name="P39" style:family="paragraph" style:parent-style-name="Standard" style:list-style-name="L39"/>
    <style:style style:name="P40" style:family="paragraph" style:parent-style-name="Standard" style:list-style-name="L40"/>
    <style:style style:name="P41" style:family="paragraph" style:parent-style-name="Standard" style:list-style-name="L41"/>
    <style:style style:name="P42" style:family="paragraph" style:parent-style-name="Standard" style:list-style-name="L42"/>
    <style:style style:name="P43" style:family="paragraph" style:parent-style-name="Standard" style:list-style-name="L43"/>
    <style:style style:name="P44" style:family="paragraph" style:parent-style-name="Standard" style:list-style-name="L44"/>
    <style:style style:name="P45" style:family="paragraph" style:parent-style-name="Standard" style:list-style-name="L45"/>
    <style:style style:name="P46" style:family="paragraph" style:parent-style-name="Standard" style:list-style-name="L46"/>
    <style:style style:name="P47" style:family="paragraph" style:parent-style-name="Standard" style:list-style-name="L47"/>
    <style:style style:name="P48" style:family="paragraph" style:parent-style-name="Standard" style:list-style-name="L48"/>
    <style:style style:name="P49" style:family="paragraph" style:parent-style-name="Standard" style:list-style-name="L49"/>
    <style:style style:name="P50" style:family="paragraph" style:parent-style-name="Standard" style:list-style-name="L50"/>
    <style:style style:name="P51" style:family="paragraph" style:parent-style-name="Standard" style:list-style-name="L51"/>
    <style:style style:name="P52" style:family="paragraph" style:parent-style-name="Standard" style:list-style-name="L52"/>
    <style:style style:name="P53" style:family="paragraph" style:parent-style-name="Standard" style:list-style-name="L53"/>
    <style:style style:name="P54" style:family="paragraph" style:parent-style-name="Standard" style:list-style-name="L54"/>
    <style:style style:name="P55" style:family="paragraph" style:parent-style-name="Standard" style:list-style-name="L55"/>
    <style:style style:name="P56" style:family="paragraph" style:parent-style-name="Standard" style:list-style-name="L56"/>
    <style:style style:name="P57" style:family="paragraph" style:parent-style-name="Standard" style:list-style-name="L57"/>
    <style:style style:name="P58" style:family="paragraph" style:parent-style-name="Standard" style:list-style-name="L58"/>
    <style:style style:name="P59" style:family="paragraph" style:parent-style-name="Standard" style:list-style-name="L59"/>
    <style:style style:name="P60" style:family="paragraph" style:parent-style-name="Standard" style:list-style-name="L60"/>
    <style:style style:name="P61" style:family="paragraph" style:parent-style-name="Standard" style:list-style-name="L61"/>
    <style:style style:name="P62" style:family="paragraph" style:parent-style-name="Standard" style:list-style-name="L62"/>
    <style:style style:name="P63" style:family="paragraph" style:parent-style-name="Standard" style:list-style-name="L63"/>
    <style:style style:name="P64" style:family="paragraph" style:parent-style-name="Standard" style:list-style-name="L64"/>
    <style:style style:name="P65" style:family="paragraph" style:parent-style-name="Standard" style:list-style-name="L65"/>
    <style:style style:name="P66" style:family="paragraph" style:parent-style-name="Standard" style:list-style-name="L66"/>
    <style:style style:name="P67" style:family="paragraph" style:parent-style-name="Standard" style:list-style-name="L67"/>
    <style:style style:name="P68" style:family="paragraph" style:parent-style-name="Standard" style:list-style-name="L68"/>
    <style:style style:name="P69" style:family="paragraph" style:parent-style-name="Standard" style:list-style-name="L69"/>
    <style:style style:name="P70" style:family="paragraph" style:parent-style-name="Standard" style:list-style-name="L70"/>
    <style:style style:name="P71" style:family="paragraph" style:parent-style-name="Standard" style:list-style-name="L71"/>
    <style:style style:name="P72" style:family="paragraph" style:parent-style-name="Standard" style:list-style-name="L72"/>
    <style:style style:name="P73" style:family="paragraph" style:parent-style-name="Standard" style:list-style-name="L73"/>
    <style:style style:name="P74" style:family="paragraph" style:parent-style-name="Standard" style:list-style-name="L74"/>
    <style:style style:name="P75" style:family="paragraph" style:parent-style-name="Standard" style:list-style-name="L79"/>
    <style:style style:name="P76" style:family="paragraph" style:parent-style-name="Standard" style:list-style-name="L80"/>
    <style:style style:name="P77" style:family="paragraph" style:parent-style-name="Standard" style:list-style-name="L81"/>
    <style:style style:name="P78" style:family="paragraph" style:parent-style-name="Standard" style:list-style-name="L82"/>
    <style:style style:name="P79" style:family="paragraph" style:parent-style-name="Standard" style:list-style-name="L8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3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3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3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 text:start-value="2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 text:start-value="2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 text:start-value="2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style:num-suffix="." style:num-format="1" text:start-value="3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." style:num-format="1" text:start-value="3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 text:start-value="3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text:style-name="Numbering_20_Symbols" style:num-suffix="." style:num-format="1" text:start-value="2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 text:start-value="2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Numbering_20_Symbols" style:num-suffix="." style:num-format="1" text:start-value="2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 text:start-value="3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number text:level="1" text:style-name="Numbering_20_Symbols" style:num-suffix="." style:num-format="1" text:start-value="3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1">
      <text:list-level-style-number text:level="1" text:style-name="Numbering_20_Symbols" style:num-suffix="." style:num-format="1" text:start-value="3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number text:level="1" text:style-name="Numbering_20_Symbols" style:num-suffix="." style:num-format="1" text:start-value="4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0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1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2">
      <text:list-level-style-number text:level="1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3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4">
      <text:list-level-style-number text:level="1" text:style-name="Numbering_20_Symbols" style:num-suffix="." style:num-format="1" text:start-value="2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7">
      <text:list-level-style-number text:level="1" text:style-name="Numbering_20_Symbols" style:num-suffix="." style:num-format="1" text:start-value="2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8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0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3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rmani Willis</text:p>
      <text:p text:style-name="Standard"/>
      <text:p text:style-name="Standard">Calculus 2 Work Anthology</text:p>
      <text:p text:style-name="Standard"/>
      <text:p text:style-name="Standard">Mercy College Fall 2016</text:p>
      <text:p text:style-name="Standard"/>
      <text:p text:style-name="Standard">Sections: 5.1: 3,5</text:p>
      <text:p text:style-name="Standard"/>
      <text:p text:style-name="Standard">5.2: 1,3,35,37</text:p>
      <text:p text:style-name="Standard"/>
      <text:list xml:id="list800061158860480397" text:style-name="L1">
        <text:list-item>
          <text:p text:style-name="P1">Evaluate the sum for f=3-(x/2) from 2 to 14 with 6 subintervals.</text:p>
        </text:list-item>
      </text:list>
      <text:p text:style-name="Standard"/>
      <text:p text:style-name="Standard">Using the midpoint rule (Sfdx = M(f(xi)((b-a)/n)), n=6, thus</text:p>
      <text:p text:style-name="Standard"/>
      <text:p text:style-name="Standard">((14-2)/6)((3-(3/2))+(3-(5/2))+(3-(7/2))+(3-(9/2))+(3-(11/2))+(3-(13/2))</text:p>
      <text:p text:style-name="Standard"/>
      <text:p text:style-name="Standard">2((1.5)+(.5)-(.5)-(1.5)-(2.5)-(3.5) = 2(6)=12.</text:p>
      <text:p text:style-name="Standard"/>
      <text:list xml:id="list2682839109199573990" text:style-name="L2">
        <text:list-item>
          <text:p text:style-name="P2">Evaluate the sum for f=(e^x)-2 from 0 to 2 with n=4.</text:p>
        </text:list-item>
      </text:list>
      <text:p text:style-name="Standard"/>
      <text:p text:style-name="Standard">The sub units are .25,.75,1.25,1.75, thus</text:p>
      <text:p text:style-name="Standard"/>
      <text:p text:style-name="Standard">Mf=(1/2)((e^.25)+(e^.75)+(e^1.25)+(e^1.75))-4=(12.64592-8)(1/2)=2.323 app.</text:p>
      <text:p text:style-name="Standard"/>
      <text:list xml:id="list8941233229925785369" text:style-name="L3">
        <text:list-item>
          <text:p text:style-name="P3">S(1-x)dx (-1 to 2) = (-1 to 2) x-(1/2)(x^2)</text:p>
        </text:list-item>
      </text:list>
      <text:p text:style-name="Standard"/>
      <text:p text:style-name="Standard">2-(1/2)(2^2) -(-1-(1/2)(-1)^2)= 2-2+1-.5 =.5</text:p>
      <text:p text:style-name="Standard"/>
      <text:list xml:id="list5728030100547771333" text:style-name="L4">
        <text:list-item>
          <text:p text:style-name="P4">S(1+(9-(x^2))^(1/2))dx (from -3 to 0), introducing u to equal 9-xx, du=-2x, thus</text:p>
        </text:list-item>
      </text:list>
      <text:p text:style-name="Standard"/>
      <text:p text:style-name="Standard">M becomes -(1/2x)S(1+(u)^(1/2))du (from 0 to 3),</text:p>
      <text:p text:style-name="Standard"/>
      <text:p text:style-name="Standard">-(1/2x)(u+(2/3)u^(3/2) from 0 to 3 = -(1/6)(3+(2/3)3^(3/2) v -(1/6)(3+(2/3)(27*rad 3)</text:p>
      <text:p text:style-name="Standard"/>
      <text:p text:style-name="Standard">v -(1/6)(3+18*(2/3)rad3) or -1.077.</text:p>
      <text:p text:style-name="Standard"/>
      <text:p text:style-name="Standard">5.3: 19-43</text:p>
      <text:p text:style-name="Standard"/>
      <text:list xml:id="list8906713819375021643" text:style-name="L5">
        <text:list-item>
          <text:p text:style-name="P5">S((x^3)-2x)dx=(((x^4)/4)-(x^2))|(-1-&gt;2) = (16/4)-4-(1/4)-1=-(5/4)</text:p>
        </text:list-item>
      </text:list>
      <text:p text:style-name="Standard"/>
      <text:list xml:id="list400128378935844542" text:style-name="L6">
        <text:list-item>
          <text:p text:style-name="P6">S(3(t^2)-5t+2)dt=((t^3)-(5/2)(t^2)-2t)|(1-&gt;4) = (64-(5/2)(16)-2(4))-(1-(5/2)-2)</text:p>
        </text:list-item>
      </text:list>
      <text:p text:style-name="Standard">=64-40-8+7/2 = 25/2.</text:p>
      <text:p text:style-name="Standard"/>
      <text:list xml:id="list9005566104702910152" text:style-name="L7">
        <text:list-item>
          <text:p text:style-name="P7">S(x^(1/2))dx = (2/3)(x^(3/2))|(1-&gt;9) = (2)(729)-(2/3)=(1458)-(2/3)=1457+1/3.</text:p>
        </text:list-item>
      </text:list>
      <text:p text:style-name="Standard"/>
      <text:list xml:id="list5011039780265550083" text:style-name="L8">
        <text:list-item>
          <text:p text:style-name="P8">Ssinudu =-cosu|(pi/6 → pi) = -2/3</text:p>
        </text:list-item>
      </text:list>
      <text:p text:style-name="Standard"/>
      <text:list xml:id="list6591418574769188975" text:style-name="L9">
        <text:list-item>
          <text:p text:style-name="P9">S(u+2)(u-3)du = S(u^2)-u-6)du = ((u^3)/3)-((u^2)/2)-6u = -35/6</text:p>
          <text:p text:style-name="P9">=((u^2)-2u)((u^2)-3u) = 2 = u^4 -5u^3 +6u^2 = 2</text:p>
        </text:list-item>
      </text:list>
      <text:list xml:id="list7070686748824428549" text:style-name="L10">
        <text:list-item>
          <text:p text:style-name="P10"><text:soft-page-break/>S(x-1)(x^(-1/2)dx = S((u^2)-1)/udx|(1-&gt;9) = (((u^3)/3)-u)*lnu =((243-9)ln9)-((-2ln1/3)=518.55</text:p>
        </text:list-item>
      </text:list>
      <text:p text:style-name="Standard"/>
      <text:list xml:id="list5304341120957260987" text:style-name="L11">
        <text:list-item>
          <text:p text:style-name="P11">Ssecsectdt = tant|(pi/4)=1</text:p>
        </text:list-item>
      </text:list>
      <text:p text:style-name="Standard"/>
      <text:list xml:id="list8227037631951054839" text:style-name="L12">
        <text:list-item>
          <text:p text:style-name="P12">S(1+2y)^2dy = ((u^3)/3)|(1/2)=...</text:p>
        </text:list-item>
      </text:list>
      <text:p text:style-name="Standard"/>
      <text:list xml:id="list5704617947659522126" text:style-name="L13">
        <text:list-item>
          <text:p text:style-name="P13">S((1+3(v^3))/v)dv = (lnv+v^3)|(1-&gt;2) = 7+ln2</text:p>
        </text:list-item>
      </text:list>
      <text:p text:style-name="Standard"/>
      <text:list xml:id="list648883859510311584" text:style-name="L14">
        <text:list-item>
          <text:p text:style-name="P14">S(x^e + e^x)dx=((x^(e+1))/(e+1) + e^x|1 = (1/(e+1) +e)</text:p>
        </text:list-item>
      </text:list>
      <text:p text:style-name="Standard"/>
      <text:list xml:id="list228531416759711559" text:style-name="L15">
        <text:list-item>
          <text:p text:style-name="P15">S8/(1+(x^2))dx|((1/(3^(1/2))-&gt;((3^(1/2))) = ln3</text:p>
        </text:list-item>
      </text:list>
      <text:p text:style-name="Standard"/>
      <text:list xml:id="list3003874403983133528" text:style-name="L16">
        <text:list-item>
          <text:p text:style-name="P16">S(e^(u+1)du=e^u|(-1-&gt;1)= e-(1/e)</text:p>
        </text:list-item>
      </text:list>
      <text:p text:style-name="Standard"/>
      <text:p text:style-name="Standard">43. |0, -cosx-&gt;(pi/2),-sinx-&gt;pi</text:p>
      <text:list xml:id="list35635208" text:continue-list="list6591418574769188975" text:style-name="L9">
        <text:list-header>
          <text:p text:style-name="P9"/>
        </text:list-header>
      </text:list>
      <text:p text:style-name="Standard">5.4: 5-11,15,17,21-41 </text:p>
      <text:p text:style-name="Standard"/>
      <text:list xml:id="list646727390911424606" text:style-name="L17">
        <text:list-item>
          <text:p text:style-name="P17">S((x^2)+(x^-2))dx = ((x^3)/3)-(1/x)</text:p>
        </text:list-item>
      </text:list>
      <text:p text:style-name="Standard"/>
      <text:list xml:id="list4326545389978911049" text:style-name="L18">
        <text:list-item>
          <text:p text:style-name="P18">S((x^4)-((x^3)/2)+(x/4)-2)dx=((x^5)/5)-((x^4)/8)+((x^2)/8)-2x</text:p>
        </text:list-item>
      </text:list>
      <text:p text:style-name="Standard"/>
      <text:list xml:id="list8517962430145574180" text:style-name="L19">
        <text:list-item>
          <text:p text:style-name="P19">S(u+4)(2u+1)du = S(2u^2+9u+4)dx = ((2u^3)/3)+((9u^2)/2)+4u</text:p>
        </text:list-item>
      </text:list>
      <text:p text:style-name="Standard"/>
      <text:list xml:id="list6215877368057203938" text:style-name="L20">
        <text:list-item>
          <text:p text:style-name="P20">S(x^3)-2(x^(1/2))(x^-1)dx= ((x^4)/4)-3(x^(3/2))lnx</text:p>
        </text:list-item>
      </text:list>
      <text:p text:style-name="Standard"/>
      <text:list xml:id="list2835884507115459549" text:style-name="L21">
        <text:list-item>
          <text:p text:style-name="P21">S(sinx+sinhx)dx = -cosx+(((e^x)+(e^-x))/2)</text:p>
        </text:list-item>
      </text:list>
      <text:p text:style-name="Standard"/>
      <text:list xml:id="list692037217033166286" text:style-name="L22">
        <text:list-item>
          <text:p text:style-name="P22">S(O-cscOcotO)dO = ((O^2)/2+cscO)</text:p>
        </text:list-item>
      </text:list>
      <text:p text:style-name="Standard"/>
      <text:list xml:id="list1144430947746543466" text:style-name="L23">
        <text:list-item>
          <text:p text:style-name="P23">S(1+tan^2(a))da = S(sec^2(a)da = tana</text:p>
        </text:list-item>
      </text:list>
      <text:p text:style-name="Standard"/>
      <text:list xml:id="list6546002374342633921" text:style-name="L24">
        <text:list-item>
          <text:p text:style-name="P24">S(cosx+(x/2)dx = (x^2-sinx)</text:p>
        </text:list-item>
      </text:list>
      <text:p text:style-name="Standard"/>
      <text:list xml:id="list3352285635641403434" text:style-name="L25">
        <text:list-item>
          <text:p text:style-name="P25">S((x^2)-3)dx = (((x^3)/3)-3x)|(-2-&gt;3)=9-9+(8/3)-6=4+(2/3)</text:p>
        </text:list-item>
      </text:list>
      <text:p text:style-name="Standard"/>
      <text:list xml:id="list6345904358964832207" text:style-name="L26">
        <text:list-item>
          <text:p text:style-name="P26">S-((t^4)/2)+((t^3)/4)-t) = -((t^5)/10)+((t^4)/16)-((t^2)/2)|(-2)=-((-32/10)+(16/16)-2)=4+(1/5)</text:p>
        </text:list-item>
      </text:list>
      <text:p text:style-name="Standard"/>
      <text:list xml:id="list5825976452164948914" text:style-name="L27">
        <text:list-item>
          <text:p text:style-name="P27">S(2x-3)((4x^2)+1)dx=S((8x^3)+2x-(12x^2)-3)dx=((2x^4)+(x^2)-(4x^3)-3x|(2)=32+4-32-6=-2</text:p>
        </text:list-item>
      </text:list>
      <text:p text:style-name="Standard"/>
      <text:list xml:id="list7831449734681717230" text:style-name="L28">
        <text:list-item>
          <text:p text:style-name="P28">S(5e^x)+3sinxdx=(5e^x)-3cosx|pi = (5e^pi)-3(-1)=5e^pi+3 </text:p>
        </text:list-item>
      </text:list>
      <text:p text:style-name="Standard"/>
      <text:list xml:id="list6972166212060519317" text:style-name="L29">
        <text:list-item>
          <text:p text:style-name="P29">S(4(u^-1/2)+(6(u^(1/2)du=(2(u^(1/2))+4(u^(3/2)))=2radu(1+2u)|(1-&gt;4)=4(9)-2(3)=32</text:p>
          <text:p text:style-name="P29">=(4+4(8))-(6)=32</text:p>
        </text:list-item>
      </text:list>
      <text:p text:style-name="Standard"/>
      <text:list xml:id="list6159576892911708662" text:style-name="L30">
        <text:list-item>
          <text:p text:style-name="P30">Sx(x^(1/4) + x^(1/3))dx=S(x^(5/4) + x^(4/3))dx=((4/9)x^(9/4) + (3/7)x^(7/3))|1 = 55/63</text:p>
        </text:list-item>
      </text:list>
      <text:p text:style-name="Standard"/>
      <text:list xml:id="list6641937764202622125" text:style-name="L31">
        <text:list-item>
          <text:p text:style-name="P31">S(x/2 – 2/x)dx=((x^2)/4)-2lnx|(1-&gt;2) = 1-2ln2-1/4 =(3/4)-2ln2</text:p>
        </text:list-item>
      </text:list>
      <text:p text:style-name="Standard"/>
      <text:list xml:id="list7449928278242659411" text:style-name="L32">
        <text:list-item>
          <text:p text:style-name="P32"><text:soft-page-break/>S(x^10 + 10^x)dx = ((x^11)/11 + e^(xln10)/ln10|1 = 1/11 + 10e/ln10</text:p>
        </text:list-item>
      </text:list>
      <text:p text:style-name="Standard"/>
      <text:list xml:id="list5005013164951105307" text:style-name="L33">
        <text:list-item>
          <text:p text:style-name="P33">S(sec^2)x +1)dx=tanx+x|pi/4=1+pi/4</text:p>
        </text:list-item>
      </text:list>
      <text:p text:style-name="Standard"/>
      <text:list xml:id="list7876493648882195324" text:style-name="L34">
        <text:list-item>
          <text:p text:style-name="P34">S((1+(x^(1/3))/(x^(1/2))dx=S((x^(-3/6))+(x^(-1/6))dx=2x^(1/2) + (6/5)x^(5/6)|(1-&gt;63)</text:p>
          <text:p text:style-name="P34">=2rad63+(6/5)63^(5/6)</text:p>
        </text:list-item>
      </text:list>
      <text:p text:style-name="Standard"/>
      <text:p text:style-name="Standard">41.</text:p>
      <text:p text:style-name="Standard"/>
      <text:p text:style-name="Standard"/>
      <text:p text:style-name="Standard">5.5: 7-35,39-47,53-59,63-73</text:p>
      <text:p text:style-name="Standard"/>
      <text:list xml:id="list121707249891724434" text:style-name="L35">
        <text:list-item>
          <text:p text:style-name="P35">Sxsin(x^2)dx = (1/2)Ssinudu=-(1/2)cos(x^2)</text:p>
        </text:list-item>
      </text:list>
      <text:p text:style-name="Standard"/>
      <text:list xml:id="list5148530270441762512" text:style-name="L36">
        <text:list-item>
          <text:p text:style-name="P36">S(1-2x)^9)dx = (1/2)S(u^9)du=(u^10)/20</text:p>
        </text:list-item>
      </text:list>
      <text:p text:style-name="Standard"/>
      <text:list xml:id="list8620121018226233816" text:style-name="L37">
        <text:list-item>
          <text:p text:style-name="P37">S(x+1)(((x)(2+x))^(1/2))dx = (x^(-1/2))S(x^2 +2x+2)dx=(x +((x^2)/3)+2)*radx <text:s text:c="5"/>V</text:p>
        </text:list-item>
      </text:list>
      <text:p text:style-name="Standard"/>
      <text:p text:style-name="Standard">radinvxSuu+udu=((u^3)/3)+((u^2)/2)*radinvx=((x+1)((x+1)^2)/3)+((x+1)/2))(x^(-1/2)</text:p>
      <text:p text:style-name="Standard"/>
      <text:list xml:id="list6558983657517063055" text:style-name="L38">
        <text:list-item>
          <text:p text:style-name="P38">Sdx/(5-3x)=(1/3)S(1/u)du=ln(5-3x)/3</text:p>
        </text:list-item>
      </text:list>
      <text:p text:style-name="Standard"/>
      <text:list xml:id="list479143426356500151" text:style-name="L39">
        <text:list-item>
          <text:p text:style-name="P39">Spitdt=piStdt=(pi/2)*(t^2)</text:p>
        </text:list-item>
      </text:list>
      <text:p text:style-name="Standard"/>
      <text:list xml:id="list5534363404306862549" text:style-name="L40">
        <text:list-item>
          <text:p text:style-name="P40">S(e^u)/(1-(e^u))^2)du=S((-e^u)+1)/((e^u)+1)du=2(e^u)ln(1-(e^u))</text:p>
        </text:list-item>
      </text:list>
      <text:p text:style-name="Standard"/>
      <text:list xml:id="list9146623823896526555" text:style-name="L41">
        <text:list-item>
          <text:p text:style-name="P41">S(a+b(x)^2)/((3ax+b(x^3))^(1/2)dx=S((x^(-1/2))(a+b(x^2)/3a+b(x^2))dx =</text:p>
        </text:list-item>
      </text:list>
      <text:p text:style-name="Standard"/>
      <text:p text:style-name="Standard">2S(u^(1/4)(a+u)/(3a+u)du=(8/5)u^(5/4)S((1/2a)+(u/a)+(u/3a)+1du=(p(1/3)+(u^2)/a)+((u^2)/3a))</text:p>
      <text:p text:style-name="Standard"/>
      <text:p text:style-name="Standard">=p(a+((u^2)/2)ln(3a+u))</text:p>
      <text:p text:style-name="Standard"/>
      <text:list xml:id="list3064172143628000614" text:style-name="L42">
        <text:list-item>
          <text:p text:style-name="P42">S((lnx)^2)/x)dx = S(u^2)du=((lnx)^3)/3</text:p>
        </text:list-item>
      </text:list>
      <text:p text:style-name="Standard"/>
      <text:list xml:id="list2512169085136220251" text:style-name="L43">
        <text:list-item>
          <text:p text:style-name="P43">S(sec^2)(tan^3)dx=S(u^3)du=(tan^4(x))/4</text:p>
        </text:list-item>
      </text:list>
      <text:p text:style-name="Standard"/>
      <text:list xml:id="list7536970749237215786" text:style-name="L44">
        <text:list-item>
          <text:p text:style-name="P44">(1/u)S(u)+u^(1/2)du=(1/u)((u^2)/2)+(2/3)(u^(3/2))</text:p>
        </text:list-item>
      </text:list>
      <text:p text:style-name="Standard"/>
      <text:list xml:id="list3783106011188198413" text:style-name="L45">
        <text:list-item>
          <text:p text:style-name="P45">S((x^2)+1)(((x^2)+3)^4)(x^4)dx=S(((x^2)-9)^2)(((x^2)+9)^2)(((x^2)-1)^5)dx=</text:p>
        </text:list-item>
      </text:list>
      <text:p text:style-name="Standard"/>
      <text:p text:style-name="Standard">S(u-8)(u+10)(u^3)du=((u^5)/5)+((u^6)/6)-80(u^3)/3)</text:p>
      <text:p text:style-name="Standard"/>
      <text:list xml:id="list1279551218153519023" text:style-name="L46">
        <text:list-item>
          <text:p text:style-name="P46">S(5^t)sin(5^t)dt=-(hlnt/((5^h)+1)cosudu using the difference formula.</text:p>
        </text:list-item>
      </text:list>
      <text:p text:style-name="Standard"/>
      <text:list xml:id="list422217247181806529" text:style-name="L47">
        <text:list-item>
          <text:p text:style-name="P47">Se^(tanx)sec^2)xdx=Se^u)du=e^tanx</text:p>
        </text:list-item>
      </text:list>
      <text:p text:style-name="Standard"/>
      <text:list xml:id="list2123173940622709234" text:style-name="L48">
        <text:list-item>
          <text:p text:style-name="P48">Scosx/sin^2)x)dx=Sdu/u^2=-2lncosx</text:p>
        </text:list-item>
      </text:list>
      <text:p text:style-name="Standard"/>
      <text:list xml:id="list1789001159645589947" text:style-name="L49">
        <text:list-item>
          <text:p text:style-name="P49">S(cot^(1/2))csc^2)x)dx=-Su^(1/2)du=-(2/3)cot^(3/2)(x)dx</text:p>
        </text:list-item>
      </text:list>
      <text:list xml:id="list2254452823646825911" text:style-name="L50">
        <text:list-item>
          <text:p text:style-name="P50"><text:soft-page-break/>Ssinh^2(x)coshxdx=Su^2du=sinh^3(x)/3</text:p>
        </text:list-item>
      </text:list>
      <text:p text:style-name="Standard"/>
      <text:list xml:id="list8065147249433943053" text:style-name="L51">
        <text:list-item>
          <text:p text:style-name="P51">Ssin2x/1+cos^2xdx=Su/(-(pi/2)-2)du = -(u^2)/(pi+4) (translation of cos2x to sin2x with pi).</text:p>
        </text:list-item>
      </text:list>
      <text:p text:style-name="Standard"/>
      <text:list xml:id="list2179515636478347799" text:style-name="L52">
        <text:list-item>
          <text:p text:style-name="P52">Scotxdx = -csc^2 x dx</text:p>
        </text:list-item>
      </text:list>
      <text:p text:style-name="Standard"/>
      <text:list xml:id="list8728240411055214288" text:style-name="L53">
        <text:list-item>
          <text:p text:style-name="P53">S(((1-(x^2))^-(1/2))((invsinx)^-1)dx.</text:p>
        </text:list-item>
      </text:list>
      <text:p text:style-name="Standard">First notice that the derivative of sin inverse x is p in Spqdx,</text:p>
      <text:p text:style-name="Standard">Thus S(1/u)du =lnu + C, where u = sin inverse x.</text:p>
      <text:p text:style-name="Standard"/>
      <text:p text:style-name="Standard">6.1: 1-7,11,13,17-29</text:p>
      <text:p text:style-name="Standard"/>
      <text:list xml:id="list5129862133709550726" text:style-name="L54">
        <text:list-item>
          <text:p text:style-name="P54">S5x-x^2 -xdx=S4x-x^2dx=2x^2-(1/3)(x^3)</text:p>
          <text:p text:style-name="P54">S|0-&gt;4)dx = 2(4)^2 – (1/3)(4^3) = 32-(256/3)=52+2/3</text:p>
        </text:list-item>
      </text:list>
      <text:p text:style-name="Standard"/>
      <text:list xml:id="list1836090757372855221" text:style-name="L55">
        <text:list-item>
          <text:p text:style-name="P55">S|-1-&gt;1)(y^2)-2-(e^y)dy =(1/3)(y^3)-2y-(e^y):=(1/3)-2-e-(-(1/3)+2-(1/e)</text:p>
          <text:p text:style-name="P55">=(2/3)-4-e+(1/e)=-(3+(1/3))+(1-(e^2))/e.</text:p>
        </text:list-item>
      </text:list>
      <text:p text:style-name="Standard"/>
      <text:list xml:id="list7181102625816343787" text:style-name="L56">
        <text:list-item>
          <text:p text:style-name="P56">S((x^2)-1-(e^x))dx=(1/3)(x^3)-x-(e^x)|-1-&gt;1)=(1/3)-1-e+(1/3)+1-(1/e)=(2/3)-e-(1/e)</text:p>
        </text:list-item>
      </text:list>
      <text:p text:style-name="Standard"/>
      <text:list xml:id="list3280250208226313631" text:style-name="L57">
        <text:list-item>
          <text:p text:style-name="P57">S((x-2)^2)-xdx = S(((x^2)-4x+4)-x)dx=((x^3)/3-(5(x^2)/2)+4x|1-&gt;4),</text:p>
          <text:p text:style-name="P57">xx-4x+4=x, xx-4x+4-x=0, 0=xx-5x+4, (x-1)(x-4)=(x=1^4=|1-&gt;4).</text:p>
          <text:p text:style-name="P57">256/3 – 5(8) +16–(1/3)+ (5/2)-4 = 255/3 -28+ 5/2 = 57+(1/2)</text:p>
        </text:list-item>
      </text:list>
      <text:p text:style-name="Standard"/>
      <text:list xml:id="list4176329271291368083" text:style-name="L58">
        <text:list-item>
          <text:p text:style-name="P58">S((1/x)^2)-(1/x)dx=S((x^-2)-(x^-1))dx=-(x^-1)-lnx|0-&gt;2)=-(1/2)-ln2</text:p>
        </text:list-item>
      </text:list>
      <text:p text:style-name="Standard"/>
      <text:list xml:id="list8029326094346761295" text:style-name="L59">
        <text:list-item>
          <text:p text:style-name="P59">2S((1-(x^2)-(x^2)+1)dx=4S(1-(x^2))dx=4(x-((x^3)/3)|1 =4(1-1/3)=2+2/3</text:p>
        </text:list-item>
      </text:list>
      <text:p text:style-name="Standard"/>
      <text:list xml:id="list6777445999919847804" text:style-name="L60">
        <text:list-item>
          <text:p text:style-name="P60">2S(12-(x^2)-(x^2)+6)dx=4S(9-(x^2))dx=4(9x-((x^3)/3))|4-&gt;12)=</text:p>
        </text:list-item>
      </text:list>
      <text:p text:style-name="Standard"><text:s text:c="6"/>4((108-(1728/3))-4(36-(256/3))=(432-4(576)-(144-(1024/3))</text:p>
      <text:p text:style-name="Standard">= <text:s text:c="2"/>432-2304-144+941+1/3)=1373-2448+1/3= <text:s text:c="46"/>1075+1/3</text:p>
      <text:p text:style-name="Standard"/>
      <text:list xml:id="list4043469194106544596" text:style-name="L61">
        <text:list-item>
          <text:p text:style-name="P61">is a stupid problem, since there are no bounds for y, thus infinity.</text:p>
        </text:list-item>
      </text:list>
      <text:p text:style-name="Standard"/>
      <text:list xml:id="list5360132404195451797" text:style-name="L62">
        <text:list-item>
          <text:p text:style-name="P62">Sy(4-(y^2))dy=4y-(y^3)/3|0-&gt;4 =16-64/3=-16/3</text:p>
        </text:list-item>
      </text:list>
      <text:p text:style-name="Standard"/>
      <text:list xml:id="list4552012247193989546" text:style-name="L63">
        <text:list-item>
          <text:p text:style-name="P63">S((cospix-(4(x^2)-1))dx|0-&gt;1)=-((sinpix)/pi)-((4x^3)/3)=-(sinpi/pi)-4/3</text:p>
        </text:list-item>
      </text:list>
      <text:p text:style-name="Standard"/>
      <text:list xml:id="list3386995972496672468" text:style-name="L64">
        <text:list-item>
          <text:p text:style-name="P64">S(2sinx-tanx)dx=(S2sinxdx – Stanxdx)= S(sin^2-sin)/cos)dx=S(1+du)/u)du</text:p>
          <text:p text:style-name="P64">=2lnu</text:p>
        </text:list-item>
      </text:list>
      <text:list xml:id="list3562376827339721704" text:style-name="L65">
        <text:list-item>
          <text:list>
            <text:list-item>
              <text:p text:style-name="P65">S(cosx-sin2x))dx=(Scosxdx-S2sinxcosxdx)=(Scosxdx+2Sudu)</text:p>
              <text:p text:style-name="P65">=((u^2)-sinx)|pi/2=((-.5^2)-0)=.25</text:p>
            </text:list-item>
          </text:list>
        </text:list-item>
      </text:list>
      <text:p text:style-name="Standard"><text:s text:c="6"/></text:p>
      <text:list xml:id="list2238269263258553521" text:style-name="L66">
        <text:list-item>
          <text:list>
            <text:list-item>
              <text:list>
                <text:list-item>
                  <text:p text:style-name="P66">S((x/2)-x^(1/2))dx=(x^2)/4 – 2x^(3/2)/3|1=1/4 – 2/3 = |3-8/12|=5/12</text:p>
                </text:list-item>
              </text:list>
            </text:list-item>
          </text:list>
        </text:list-item>
      </text:list>
      <text:p text:style-name="Standard"/>
      <text:list xml:id="list7652753503176963139" text:style-name="L67">
        <text:list-item>
          <text:p text:style-name="P67">S(1/x – x – x+x/4)dx=S1/x-7x/4dx=lnx-(7x^2)/2|2=ln2-14</text:p>
        </text:list-item>
      </text:list>
      <text:p text:style-name="Standard"/>
      <text:list xml:id="list617484605931603916" text:style-name="L68">
        <text:list-item>
          <text:list>
            <text:list-item>
              <text:p text:style-name="P68">(0^2 + 0^2)^1/2 + (3^2 + 1^2)^1/2 + (1^2 + 2^2)^1/2 = 0+rad10+rad5</text:p>
              <text:p text:style-name="P68">(0^2 + rad10^2 + rad5^2)^1/2 = rad15. </text:p>
              <text:p text:style-name="P68"><text:soft-page-break/></text:p>
            </text:list-item>
          </text:list>
        </text:list-item>
      </text:list>
      <text:p text:style-name="Standard">6.2: 1-11,15,17,47,49</text:p>
      <text:p text:style-name="Standard">­</text:p>
      <text:p text:style-name="Standard">6.3: 3, 7-19, 37-45</text:p>
      <text:list xml:id="list6300502548882655157" text:style-name="L69">
        <text:list-header>
          <text:p text:style-name="P69"/>
        </text:list-header>
        <text:list-item>
          <text:p text:style-name="P69">2piSxradx-xdx = 2pi((2/5)x^(5/2)-(1/2)x^2|1 = 4pi</text:p>
        </text:list-item>
      </text:list>
      <text:p text:style-name="Standard"><text:s text:c="5"/></text:p>
      <text:list xml:id="list5624542198258944729" text:style-name="L70">
        <text:list-item>
          <text:list>
            <text:list-item>
              <text:p text:style-name="P70">2piSx(2-(x^4)dx = 2pi((x^2) -(x^6)/6|1-&gt;2 = 2pi((4-32)-5/6)=2pi(-28-5/6)</text:p>
            </text:list-item>
          </text:list>
        </text:list-item>
      </text:list>
      <text:p text:style-name="Standard"/>
      <text:list xml:id="list8374732051960819909" text:style-name="L71">
        <text:list-item>
          <text:list>
            <text:list-item>
              <text:p text:style-name="P71">2piSx(3x(2-x) – (x^4))dx|0-&gt;3 = 2(x^3)-(3(x^4)/4)-(x^6)/6|3 = 54-(243/4)-(729/6)=</text:p>
            </text:list-item>
          </text:list>
        </text:list-item>
      </text:list>
      <text:p text:style-name="Standard"><text:s text:c="18"/>54-60-(3/4)-121-(2/4)=-(128+1/4)2pi</text:p>
      <text:p text:style-name="Standard"/>
      <text:list xml:id="list4283467153395686044" text:style-name="L72">
        <text:list-item>
          <text:list>
            <text:list-item>
              <text:list>
                <text:list-item>
                  <text:p text:style-name="P72">2piSy(1/y)dy|1,3 = y = 3-1=2(*2pi)</text:p>
                </text:list-item>
              </text:list>
            </text:list-item>
          </text:list>
        </text:list-item>
      </text:list>
      <text:p text:style-name="Standard"/>
      <text:list xml:id="list6933556908225846794" text:style-name="L73">
        <text:list-item>
          <text:list>
            <text:list-item>
              <text:p text:style-name="P73">2piSy(8-(y^5)dy = 2pi(4(y^2)-(y^6)/6 |8 = 4(64)-262144/6 = (-43434-2/3)*2pi</text:p>
            </text:list-item>
          </text:list>
        </text:list-item>
      </text:list>
      <text:p text:style-name="Standard"/>
      <text:list xml:id="list8593524602373771107" text:style-name="L74">
        <text:list-item>
          <text:list>
            <text:list-item>
              <text:list>
                <text:list-item>
                  <text:p text:style-name="P74">2piSy(2-1-(y-2)^2)dy|1-&gt;2 = 2piSy-((y^3)-4(y^2)+4y)dy=2pi((y^2)/2)-((y^4)/4)-4((y^3)/3)+2(y^2)=2pi((2-4-(8/3)+8)-((1/2)-(1/4)-(4/3)+2)=2pi(7+4/12)-11/12)=(7-7/12)2pi</text:p>
                </text:list-item>
              </text:list>
            </text:list-item>
          </text:list>
        </text:list-item>
      </text:list>
      <text:p text:style-name="Standard"/>
      <text:p text:style-name="Standard">6.4: 1,3,7-11,19-23</text:p>
      <text:p text:style-name="Standard"/>
      <text:list xml:id="list3099049226483074182" text:style-name="L79">
        <text:list-item>
          <text:p text:style-name="P75">S2x(2-x)dx=(2x^2)-2(x^3)/3 (|4) = 96-128/3=10+2/3</text:p>
          <text:p text:style-name="P75"/>
          <text:p text:style-name="P75">3. <text:s/>2S(1-2(x^2))-x)dx|1 = 2(x-2(x^3)/3)-(x^2)/2) = 2(1-4/6-3/6)=-1/3</text:p>
        </text:list-item>
      </text:list>
      <text:p text:style-name="Standard"/>
      <text:list xml:id="list4874744225423454833" text:style-name="L80">
        <text:list-item>
          <text:p text:style-name="P76">S(sin(xpi/2)-(x^2)-2x)dx=-2(cosx)/pi-(x^3)/3-(x^2)|-1-&gt;1 = -2(.54)/pi–(1/3)–1+2(.54)/pi +1/3 -1= -2</text:p>
        </text:list-item>
      </text:list>
      <text:list xml:id="list6652388561951539706" text:style-name="L81">
        <text:list-item>
          <text:p text:style-name="P77">2piS2(x^2)-(x^3)dx=2(x^3)/3-(x^4)/4 |4 = |128/3-192/3| = 60/3=20</text:p>
          <text:p text:style-name="P77"/>
        </text:list-item>
      </text:list>
      <text:list xml:id="list1597057713495405404" text:style-name="L82">
        <text:list-item>
          <text:p text:style-name="P78">2piS((y^3)+(ya^2))^(1/2)dy=2piS(y^(3/2)+a(y^(1/2))+2a(y^4)dy</text:p>
          <text:p text:style-name="P78"/>
          <text:p text:style-name="P78">=2pi(2y^(5/2)/5 + 2a(y^3/2)/3 + 2a(y^5)/5=2pi((y^4)/4)+((ya)^2)/2)^(1/2)</text:p>
        </text:list-item>
      </text:list>
      <text:p text:style-name="Standard"/>
      <text:p text:style-name="Standard">=2pi((y^2)/4+(ya)/2 +(y^6)(a^2)/4 |1 =2pi(1/4 + 2a/4 + (a^2)/4)=pi*(a+1)(a+1)/2 |a&gt;0.</text:p>
      <text:p text:style-name="Standard"/>
      <text:list xml:id="list2285108578829578953" text:style-name="L83">
        <text:list-item>
          <text:p text:style-name="P79">The integral of 2pi*xcosxdx begins at .8 when x is zero radiates out to 3.5 at pi/4 then down to 19.6 at pi/2. Its rotation about the x axis resembles a wide bowl above a ball. Its rotation about the y axis resembles a circular fountain of water elevated.</text:p>
        </text:list-item>
      </text:list>
      <text:p text:style-name="Standard"/>
      <text:p text:style-name="Standard">21. This function could be true considering that the slices I of t are infinitely small. I-x of t could still represent f, but i-infinity of t might sum up to t-n of f.</text:p>
      <text:list xml:id="list35650165" text:continue-numbering="true" text:style-name="L83">
        <text:list-header>
          <text:p text:style-name="P79"/>
        </text:list-header>
      </text:list>
      <text:p text:style-name="Standard"><text:s/></text:p>
      <text:p text:style-name="Standard">6.5: 1-9,17</text:p>
      <text:p text:style-name="Standard"/>
      <text:p text:style-name="Standard">7.1: 3-23,27-35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 W</meta:initial-creator>
    <meta:creation-date>2016-09-26T22:46:41.52</meta:creation-date>
    <dc:date>2016-10-30T15:47:15.70</dc:date>
    <dc:creator>A W</dc:creator>
    <meta:editing-duration>P9DT3H50M12S</meta:editing-duration>
    <meta:editing-cycles>12</meta:editing-cycles>
    <meta:generator>OpenOffice/4.1.2$Win32 OpenOffice.org_project/412m3$Build-9782</meta:generator>
    <meta:document-statistic meta:table-count="0" meta:image-count="0" meta:object-count="0" meta:page-count="5" meta:paragraph-count="132" meta:word-count="669" meta:character-count="7188"/>
  </office:meta>
</office:document-meta>
</file>